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dexFormatVersion.get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FormatVersio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FormatVersion.IndexFormatVersion( int 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FormatVersion.getVersion( IndexReader indexRead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